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typeConfigurationException.DatatypeConfigurationException( Throwable cau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typeConfigurationException.initCauseByReflection( Throwable cau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atypeConfigurationException.DatatypeConfigura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ConfigurationException.DatatypeConfigurat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ConfigurationException.printStackTrace0( PrintWriter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atypeConfigurationException.printStackTra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atatypeConfigurationException.DatatypeConfiguration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typeConfigurationException.printStackTrace( PrintWriter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atypeConfigurationException.printStackTrace( PrintStream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atypeConfigurationException.readObject( ObjectInputStream i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